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8.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6.398cm" fo:min-width="6.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7cm" svg:height="2.2cm" svg:x="1.5cm" svg:y="3cm">
          <text:p text:style-name="P1">Structu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2cm" svg:x="9.1cm" svg:y="25.5cm">
          <text:p text:style-name="P1">Entité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889cm" svg:height="5.939cm" svg:x="6.556cm" svg:y="11.5cm">
          <draw:text-box>
            <text:p text:style-name="P1">Équipe</text:p>
            <text:p text:style-name="P1">Type</text:p>
            <text:p text:style-name="P1">Niveau</text:p>
            <text:p text:style-name="P1">Vie actuel et vie maximum</text:p>
            <text:p text:style-name="P1">Force de frappe</text:p>
            <text:p text:style-name="P1">Position</text:p>
            <text:p text:style-name="P1">Rayon d’action</text:p>
            <text:p text:style-name="P1">Affichage</text:p>
          </draw:text-box>
        </draw:frame>
        <draw:frame draw:style-name="gr3" draw:text-style-name="P3" draw:layer="layout" svg:width="3.491cm" svg:height="0.962cm" svg:x="16.509cm" svg:y="3.138cm">
          <draw:text-box>
            <text:p>Dimension</text:p>
          </draw:text-box>
        </draw:frame>
        <draw:frame draw:style-name="gr3" draw:text-style-name="P3" draw:layer="layout" svg:width="7.25cm" svg:height="0.962cm" svg:x="1.15cm" svg:y="25.738cm">
          <draw:text-box>
            <text:p>Vitesse de déplacement</text:p>
          </draw:text-box>
        </draw:frame>
        <draw:custom-shape draw:style-name="gr4" draw:text-style-name="P4" draw:layer="layout" svg:width="9.7cm" svg:height="9.4cm" svg:x="5.65cm" svg:y="9.7cm">
          <text:p/>
          <draw:enhanced-geometry svg:viewBox="0 0 21600 21600" draw:glue-points="10800 0 3163 3163 0 10800 3163 18437 10800 21600 18437 18437 21600 10800 18437 3163" draw:text-areas="3163 3163 18437 18437" draw:type="ring" draw:modifiers="701.93500601796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1:49:53.659000000</meta:creation-date>
    <dc:date>2016-04-20T12:32:29.629000000</dc:date>
    <meta:editing-duration>PT42M35S</meta:editing-duration>
    <meta:editing-cycles>3</meta:editing-cycles>
    <meta:generator>LibreOffice/5.0.4.2$Windows_x86 LibreOffice_project/2b9802c1994aa0b7dc6079e128979269cf95bc78</meta:generator>
    <meta:document-statistic meta:object-count="6"/>
  </office:meta>
</office:document-meta>
</file>